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 style:shadow="none"/>
    </style:style>
    <style:style style:name="Table6.A" style:family="table-column">
      <style:table-column-properties style:column-width="6.8333in" style:rel-column-width="9840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9"/>
            <text:p text:style-name="P9"><text:text-input text:description="">$expense.title</text:text-input> </text:p>
          </table:table-cell>
        </table:table-row>
      </table:table>
      <text:p text:style-name="Text_20_body"><text:s text:c="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rimary 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expense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2:02:38.67</dc:date>
    <meta:editing-duration>PT3H38M44S</meta:editing-duration>
    <meta:editing-cycles>97</meta:editing-cycles>
    <meta:document-statistic meta:table-count="5" meta:image-count="0" meta:object-count="0" meta:page-count="1" meta:paragraph-count="32" meta:word-count="39" meta:character-count="434"/>
  </office:meta>
</office:document-meta>
</file>